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02858422 АРЦЕНТЪР ЕООД <text:s text:c="8"/>СИЛИТРА УЛ. БЯЛА ТОПОЛА 43 <text:s text:c="2"/>КРАСИМИР МИХАЙЛОВ ТОДОРВ</text:p>
      <text:p text:style-name="Preformatted_20_Text">102198098 ЕЛЕНИ ХОТЕЛС АД <text:s text:c="6"/>СОФИЯ УЛ. ХРИСТО БОТЕВ 126 <text:s text:c="2"/>ИВАН ДЮЛГЕРОВ ПОПТОДОРОВ</text:p>
      <text:p text:style-name="Preformatted_20_Text">202243774 КОРАЛ АПАРТМЪНТС ЕООД ПЛОВДИВ УЛ. ИВАН ВАЗОВ 13 <text:s text:c="3"/>ГЕОРГИ ИЛИЕВ ПВТРОВ <text:s text:c="4"/></text:p>
      <text:p text:style-name="Preformatted_20_Text">9999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4" meta:word-count="36" meta:character-count="260" meta:non-whitespace-character-count="202"/>
    <meta:generator>LibreOffice/6.4.6.2$Linux_X86_64 LibreOffice_project/40$Build-2</meta:generator>
  </office:meta>
</office:document-meta>
</file>